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/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/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9:19:03.75542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7T19:19:09.516961856</dc:date>
    <meta:editing-duration>PT19H2M39S</meta:editing-duration>
    <meta:editing-cycles>94</meta:editing-cycles>
    <meta:generator>LibreOffice/7.0.4.2$Linux_X86_64 LibreOffice_project/00$Build-2</meta:generator>
    <dc:creator>Mikis Hofer</dc:creator>
    <meta:document-statistic meta:table-count="1" meta:cell-count="73" meta:object-count="8"/>
  </office:meta>
</office:document-meta>
</file>